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35000000703B3EDA73B7FAAD29.png" manifest:media-type="image/png"/>
  <manifest:file-entry manifest:full-path="Pictures/10000201000000440000006D82060B8F287C4DC7.png" manifest:media-type="image/png"/>
  <manifest:file-entry manifest:full-path="Pictures/1000020100000046000000766060A9EC4EF46046.png" manifest:media-type="image/png"/>
  <manifest:file-entry manifest:full-path="Pictures/10000201000000400000006A5486079B717CD13A.png" manifest:media-type="image/png"/>
  <manifest:file-entry manifest:full-path="Pictures/10000201000000420000007A95AD10CE2C651032.png" manifest:media-type="image/png"/>
  <manifest:file-entry manifest:full-path="Pictures/100002010000003C0000006CBD4DE4488FFBD9D5.png" manifest:media-type="image/png"/>
  <manifest:file-entry manifest:full-path="Pictures/100002010000003D0000007A87F4ACEA735A7170.png" manifest:media-type="image/png"/>
  <manifest:file-entry manifest:full-path="Pictures/10000201000000350000008498B91FC1358E8397.png" manifest:media-type="image/png"/>
  <manifest:file-entry manifest:full-path="Pictures/10000201000000360000006C39A558261E1A73B7.png" manifest:media-type="image/png"/>
  <manifest:file-entry manifest:full-path="Pictures/100002010000003A00000076296238C76F3E950C.png" manifest:media-type="image/png"/>
  <manifest:file-entry manifest:full-path="Pictures/10000201000000430000006E12D17DAA25881015.png" manifest:media-type="image/png"/>
  <manifest:file-entry manifest:full-path="Pictures/10000201000000380000006F60B78E589F485BA2.png" manifest:media-type="image/png"/>
  <manifest:file-entry manifest:full-path="Pictures/100002010000008600000078D6F05927EFEA8387.png" manifest:media-type="image/png"/>
  <manifest:file-entry manifest:full-path="Pictures/100002010000003C0000007CD197F107C8460294.png" manifest:media-type="image/png"/>
  <manifest:file-entry manifest:full-path="Pictures/1000020100000036000000882EE225543D207A23.png" manifest:media-type="image/png"/>
  <manifest:file-entry manifest:full-path="Pictures/100002010000003A0000006A5FB29319BB65C0B0.png" manifest:media-type="image/png"/>
  <manifest:file-entry manifest:full-path="Pictures/100002010000003C00000070063DD549BE37EE4F.png" manifest:media-type="image/png"/>
  <manifest:file-entry manifest:full-path="Pictures/100002010000009B0000007A6E3BCCBA892457A1.png" manifest:media-type="image/png"/>
  <manifest:file-entry manifest:full-path="Pictures/10000201000000480000007AFD007B4209987A69.png" manifest:media-type="image/png"/>
  <manifest:file-entry manifest:full-path="Pictures/1000020100000038000000669F18F9695B229261.png" manifest:media-type="image/png"/>
  <manifest:file-entry manifest:full-path="Pictures/100002010000003C00000073A85782599CF0D75D.png" manifest:media-type="image/png"/>
  <manifest:file-entry manifest:full-path="Pictures/100002010000003C0000006482B1B55E9E8A6750.png" manifest:media-type="image/png"/>
  <manifest:file-entry manifest:full-path="Pictures/1000020100000042000000735ED6F1713BFCA4FA.png" manifest:media-type="image/png"/>
  <manifest:file-entry manifest:full-path="Pictures/100002010000004400000070C1DA429747709ADE.png" manifest:media-type="image/png"/>
  <manifest:file-entry manifest:full-path="Pictures/100002010000003E0000006DEF3EF2B8E1FC67DD.png" manifest:media-type="image/png"/>
  <manifest:file-entry manifest:full-path="Pictures/100002010000003C00000069109E51208FCC9A0A.png" manifest:media-type="image/png"/>
  <manifest:file-entry manifest:full-path="Pictures/100002010000003B0000006285B68B0A17685CC4.png" manifest:media-type="image/png"/>
  <manifest:file-entry manifest:full-path="Pictures/100002010000003800000065AEFD755F2C1C3CCF.png" manifest:media-type="image/png"/>
  <manifest:file-entry manifest:full-path="Pictures/100002010000003900000088DC7FF318A36F4E57.png" manifest:media-type="image/png"/>
  <manifest:file-entry manifest:full-path="Pictures/10000201000000350000006EA5BF101FDAB0AE93.png" manifest:media-type="image/png"/>
  <manifest:file-entry manifest:full-path="Pictures/100002010000003B000000777A94F0379965E975.png" manifest:media-type="image/png"/>
  <manifest:file-entry manifest:full-path="Pictures/100002010000003800000079A2C7AE1192DF14CB.png" manifest:media-type="image/png"/>
  <manifest:file-entry manifest:full-path="Pictures/100002010000004200000072C061057E6F292433.png" manifest:media-type="image/png"/>
  <manifest:file-entry manifest:full-path="Pictures/100002010000003800000077A9A1F083088A5927.png" manifest:media-type="image/png"/>
  <manifest:file-entry manifest:full-path="Pictures/1000020100000040000000781AF3FD834D8F7A33.png" manifest:media-type="image/png"/>
  <manifest:file-entry manifest:full-path="Pictures/100002010000003800000061AC17896A17BDB72A.png" manifest:media-type="image/png"/>
  <manifest:file-entry manifest:full-path="Pictures/100002010000004100000070BF718E0FD0E9A4B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772cm" svg:height="2.909cm" svg:x="0.428cm" svg:y="0.291cm">
          <draw:image xlink:href="Pictures/10000201000000430000006E12D17DAA25881015.png" xlink:type="simple" xlink:show="embed" xlink:actuate="onLoad">
            <text:p/>
          </draw:image>
        </draw:frame>
        <draw:frame draw:style-name="gr1" draw:text-style-name="P1" draw:layer="layout" svg:width="1.428cm" svg:height="2.857cm" svg:x="0.4cm" svg:y="3.343cm">
          <draw:image xlink:href="Pictures/10000201000000360000006C39A558261E1A73B7.png" xlink:type="simple" xlink:show="embed" xlink:actuate="onLoad">
            <text:p/>
          </draw:image>
        </draw:frame>
        <draw:frame draw:style-name="gr1" draw:text-style-name="P1" draw:layer="layout" svg:width="3.544cm" svg:height="3.174cm" svg:x="0.4cm" svg:y="6.426cm">
          <draw:image xlink:href="Pictures/100002010000008600000078D6F05927EFEA8387.png" xlink:type="simple" xlink:show="embed" xlink:actuate="onLoad">
            <text:p/>
          </draw:image>
        </draw:frame>
        <draw:frame draw:style-name="gr1" draw:text-style-name="P1" draw:layer="layout" svg:width="4.1cm" svg:height="3.227cm" svg:x="0.6cm" svg:y="24cm">
          <draw:image xlink:href="Pictures/100002010000009B0000007A6E3BCCBA892457A1.png" xlink:type="simple" xlink:show="embed" xlink:actuate="onLoad">
            <text:p/>
          </draw:image>
        </draw:frame>
        <draw:frame draw:style-name="gr1" draw:text-style-name="P1" draw:layer="layout" svg:width="1.904cm" svg:height="3.227cm" svg:x="5cm" svg:y="23.973cm">
          <draw:image xlink:href="Pictures/10000201000000480000007AFD007B4209987A69.png" xlink:type="simple" xlink:show="embed" xlink:actuate="onLoad">
            <text:p/>
          </draw:image>
        </draw:frame>
        <draw:frame draw:style-name="gr1" draw:text-style-name="P1" draw:layer="layout" svg:width="1.587cm" svg:height="2.962cm" svg:x="17.881cm" svg:y="10.2cm">
          <draw:image xlink:href="Pictures/100002010000003C00000070063DD549BE37EE4F.png" xlink:type="simple" xlink:show="embed" xlink:actuate="onLoad">
            <text:p/>
          </draw:image>
        </draw:frame>
        <draw:frame draw:style-name="gr1" draw:text-style-name="P1" draw:layer="layout" svg:width="1.481cm" svg:height="2.936cm" svg:x="17.6cm" svg:y="3.464cm">
          <draw:image xlink:href="Pictures/10000201000000380000006F60B78E589F485BA2.png" xlink:type="simple" xlink:show="embed" xlink:actuate="onLoad">
            <text:p/>
          </draw:image>
        </draw:frame>
        <draw:frame draw:style-name="gr1" draw:text-style-name="P1" draw:layer="layout" svg:width="1.587cm" svg:height="3.28cm" svg:x="17.881cm" svg:y="16.638cm">
          <draw:image xlink:href="Pictures/100002010000003C0000007CD197F107C8460294.png" xlink:type="simple" xlink:show="embed" xlink:actuate="onLoad">
            <text:p/>
          </draw:image>
        </draw:frame>
        <draw:frame draw:style-name="gr1" draw:text-style-name="P1" draw:layer="layout" svg:width="1.481cm" svg:height="2.698cm" svg:x="17.8cm" svg:y="13.638cm">
          <draw:image xlink:href="Pictures/1000020100000038000000669F18F9695B229261.png" xlink:type="simple" xlink:show="embed" xlink:actuate="onLoad">
            <text:p/>
          </draw:image>
        </draw:frame>
        <draw:frame draw:style-name="gr1" draw:text-style-name="P1" draw:layer="layout" svg:width="1.534cm" svg:height="2.804cm" svg:x="17.6cm" svg:y="0.396cm">
          <draw:image xlink:href="Pictures/100002010000003A0000006A5FB29319BB65C0B0.png" xlink:type="simple" xlink:show="embed" xlink:actuate="onLoad">
            <text:p/>
          </draw:image>
        </draw:frame>
        <draw:frame draw:style-name="gr1" draw:text-style-name="P1" draw:layer="layout" svg:width="1.613cm" svg:height="3.227cm" svg:x="17.8cm" svg:y="23.4cm">
          <draw:image xlink:href="Pictures/100002010000003D0000007A87F4ACEA735A7170.png" xlink:type="simple" xlink:show="embed" xlink:actuate="onLoad">
            <text:p/>
          </draw:image>
        </draw:frame>
        <draw:frame draw:style-name="gr1" draw:text-style-name="P1" draw:layer="layout" svg:width="1.692cm" svg:height="2.804cm" svg:x="17.8cm" svg:y="30.2cm">
          <draw:image xlink:href="Pictures/10000201000000400000006A5486079B717CD13A.png" xlink:type="simple" xlink:show="embed" xlink:actuate="onLoad">
            <text:p/>
          </draw:image>
        </draw:frame>
        <draw:frame draw:style-name="gr1" draw:text-style-name="P1" draw:layer="layout" svg:width="1.401cm" svg:height="3.492cm" svg:x="17.8cm" svg:y="33.508cm">
          <draw:image xlink:href="Pictures/10000201000000350000008498B91FC1358E8397.png" xlink:type="simple" xlink:show="embed" xlink:actuate="onLoad">
            <text:p/>
          </draw:image>
        </draw:frame>
        <draw:frame draw:style-name="gr1" draw:text-style-name="P1" draw:layer="layout" svg:width="1.798cm" svg:height="2.883cm" svg:x="2.402cm" svg:y="0.317cm">
          <draw:image xlink:href="Pictures/10000201000000440000006D82060B8F287C4DC7.png" xlink:type="simple" xlink:show="embed" xlink:actuate="onLoad">
            <text:p/>
          </draw:image>
        </draw:frame>
        <draw:frame draw:style-name="gr1" draw:text-style-name="P1" draw:layer="layout" svg:width="1.587cm" svg:height="2.857cm" svg:x="2.413cm" svg:y="3.4cm">
          <draw:image xlink:href="Pictures/100002010000003C0000006CBD4DE4488FFBD9D5.png" xlink:type="simple" xlink:show="embed" xlink:actuate="onLoad">
            <text:p/>
          </draw:image>
        </draw:frame>
        <draw:frame draw:style-name="gr1" draw:text-style-name="P1" draw:layer="layout" svg:width="1.481cm" svg:height="2.565cm" svg:x="19.319cm" svg:y="0.635cm">
          <draw:image xlink:href="Pictures/100002010000003800000061AC17896A17BDB72A.png" xlink:type="simple" xlink:show="embed" xlink:actuate="onLoad">
            <text:p/>
          </draw:image>
        </draw:frame>
        <draw:frame draw:style-name="gr1" draw:text-style-name="P1" draw:layer="layout" svg:width="1.587cm" svg:height="2.645cm" svg:x="19.8cm" svg:y="30.355cm">
          <draw:image xlink:href="Pictures/100002010000003C0000006482B1B55E9E8A6750.png" xlink:type="simple" xlink:show="embed" xlink:actuate="onLoad">
            <text:p/>
          </draw:image>
        </draw:frame>
        <draw:frame draw:style-name="gr1" draw:text-style-name="P1" draw:layer="layout" svg:width="1.798cm" svg:height="2.962cm" svg:x="7.2cm" svg:y="24.2cm">
          <draw:image xlink:href="Pictures/100002010000004400000070C1DA429747709ADE.png" xlink:type="simple" xlink:show="embed" xlink:actuate="onLoad">
            <text:p/>
          </draw:image>
        </draw:frame>
        <draw:frame draw:style-name="gr1" draw:text-style-name="P1" draw:layer="layout" svg:width="1.534cm" svg:height="3.121cm" svg:x="19.6cm" svg:y="23.4cm">
          <draw:image xlink:href="Pictures/100002010000003A00000076296238C76F3E950C.png" xlink:type="simple" xlink:show="embed" xlink:actuate="onLoad">
            <text:p/>
          </draw:image>
        </draw:frame>
        <draw:frame draw:style-name="gr1" draw:text-style-name="P1" draw:layer="layout" svg:width="1.639cm" svg:height="2.883cm" svg:x="19.561cm" svg:y="16.917cm">
          <draw:image xlink:href="Pictures/100002010000003E0000006DEF3EF2B8E1FC67DD.png" xlink:type="simple" xlink:show="embed" xlink:actuate="onLoad">
            <text:p/>
          </draw:image>
        </draw:frame>
        <draw:frame draw:style-name="gr1" draw:text-style-name="P1" draw:layer="layout" svg:width="1.587cm" svg:height="3.042cm" svg:x="4.213cm" svg:y="6.558cm">
          <draw:image xlink:href="Pictures/100002010000003C00000073A85782599CF0D75D.png" xlink:type="simple" xlink:show="embed" xlink:actuate="onLoad">
            <text:p/>
          </draw:image>
        </draw:frame>
        <draw:frame draw:style-name="gr1" draw:text-style-name="P1" draw:layer="layout" svg:width="1.587cm" svg:height="2.777cm" svg:x="17.8cm" svg:y="6.823cm">
          <draw:image xlink:href="Pictures/100002010000003C00000069109E51208FCC9A0A.png" xlink:type="simple" xlink:show="embed" xlink:actuate="onLoad">
            <text:p/>
          </draw:image>
        </draw:frame>
        <draw:frame draw:style-name="gr1" draw:text-style-name="P1" draw:layer="layout" svg:width="1.481cm" svg:height="2.671cm" svg:x="18cm" svg:y="20.329cm">
          <draw:image xlink:href="Pictures/100002010000003800000065AEFD755F2C1C3CCF.png" xlink:type="simple" xlink:show="embed" xlink:actuate="onLoad">
            <text:p/>
          </draw:image>
        </draw:frame>
        <draw:frame draw:style-name="gr1" draw:text-style-name="P1" draw:layer="layout" svg:width="1.507cm" svg:height="3.597cm" svg:x="19.4cm" svg:y="33.403cm">
          <draw:image xlink:href="Pictures/100002010000003900000088DC7FF318A36F4E57.png" xlink:type="simple" xlink:show="embed" xlink:actuate="onLoad">
            <text:p/>
          </draw:image>
        </draw:frame>
        <draw:frame draw:style-name="gr1" draw:text-style-name="P1" draw:layer="layout" svg:width="1.401cm" svg:height="2.909cm" svg:x="19.4cm" svg:y="3.491cm">
          <draw:image xlink:href="Pictures/10000201000000350000006EA5BF101FDAB0AE93.png" xlink:type="simple" xlink:show="embed" xlink:actuate="onLoad">
            <text:p/>
          </draw:image>
        </draw:frame>
        <draw:frame draw:style-name="gr1" draw:text-style-name="P1" draw:layer="layout" svg:width="1.56cm" svg:height="3.148cm" svg:x="19.84cm" svg:y="20cm">
          <draw:image xlink:href="Pictures/100002010000003B000000777A94F0379965E975.png" xlink:type="simple" xlink:show="embed" xlink:actuate="onLoad">
            <text:p/>
          </draw:image>
        </draw:frame>
        <draw:frame draw:style-name="gr1" draw:text-style-name="P1" draw:layer="layout" svg:width="1.481cm" svg:height="3.2cm" svg:x="21.119cm" svg:y="0cm">
          <draw:image xlink:href="Pictures/100002010000003800000079A2C7AE1192DF14CB.png" xlink:type="simple" xlink:show="embed" xlink:actuate="onLoad">
            <text:p/>
          </draw:image>
        </draw:frame>
        <draw:frame draw:style-name="gr1" draw:text-style-name="P1" draw:layer="layout" svg:width="1.745cm" svg:height="3.227cm" svg:x="19.655cm" svg:y="6.6cm">
          <draw:image xlink:href="Pictures/10000201000000420000007A95AD10CE2C651032.png" xlink:type="simple" xlink:show="embed" xlink:actuate="onLoad">
            <text:p/>
          </draw:image>
        </draw:frame>
        <draw:frame draw:style-name="gr1" draw:text-style-name="P1" draw:layer="layout" svg:width="1.745cm" svg:height="3.015cm" svg:x="21.455cm" svg:y="16.8cm">
          <draw:image xlink:href="Pictures/100002010000004200000072C061057E6F292433.png" xlink:type="simple" xlink:show="embed" xlink:actuate="onLoad">
            <text:p/>
          </draw:image>
        </draw:frame>
        <draw:frame draw:style-name="gr1" draw:text-style-name="P1" draw:layer="layout" svg:width="1.481cm" svg:height="3.148cm" svg:x="19.519cm" svg:y="13.4cm">
          <draw:image xlink:href="Pictures/100002010000003800000077A9A1F083088A5927.png" xlink:type="simple" xlink:show="embed" xlink:actuate="onLoad">
            <text:p/>
          </draw:image>
        </draw:frame>
        <draw:frame draw:style-name="gr1" draw:text-style-name="P1" draw:layer="layout" svg:width="1.745cm" svg:height="3.042cm" svg:x="17.655cm" svg:y="26.8cm">
          <draw:image xlink:href="Pictures/1000020100000042000000735ED6F1713BFCA4FA.png" xlink:type="simple" xlink:show="embed" xlink:actuate="onLoad">
            <text:p/>
          </draw:image>
        </draw:frame>
        <draw:frame draw:style-name="gr1" draw:text-style-name="P1" draw:layer="layout" svg:width="1.692cm" svg:height="3.174cm" svg:x="19.6cm" svg:y="26.826cm">
          <draw:image xlink:href="Pictures/1000020100000040000000781AF3FD834D8F7A33.png" xlink:type="simple" xlink:show="embed" xlink:actuate="onLoad">
            <text:p/>
          </draw:image>
        </draw:frame>
        <draw:frame draw:style-name="gr1" draw:text-style-name="P1" draw:layer="layout" svg:width="1.851cm" svg:height="3.121cm" svg:x="21.6cm" svg:y="20.079cm">
          <draw:image xlink:href="Pictures/1000020100000046000000766060A9EC4EF46046.png" xlink:type="simple" xlink:show="embed" xlink:actuate="onLoad">
            <text:p/>
          </draw:image>
        </draw:frame>
        <draw:frame draw:style-name="gr1" draw:text-style-name="P1" draw:layer="layout" svg:width="1.428cm" svg:height="3.597cm" svg:x="21.2cm" svg:y="33.403cm">
          <draw:image xlink:href="Pictures/1000020100000036000000882EE225543D207A23.png" xlink:type="simple" xlink:show="embed" xlink:actuate="onLoad">
            <text:p/>
          </draw:image>
        </draw:frame>
        <draw:frame draw:style-name="gr1" draw:text-style-name="P1" draw:layer="layout" svg:width="1.56cm" svg:height="2.592cm" svg:x="21.6cm" svg:y="27.008cm">
          <draw:image xlink:href="Pictures/100002010000003B0000006285B68B0A17685CC4.png" xlink:type="simple" xlink:show="embed" xlink:actuate="onLoad">
            <text:p/>
          </draw:image>
        </draw:frame>
        <draw:frame draw:style-name="gr1" draw:text-style-name="P1" draw:layer="layout" svg:width="1.719cm" svg:height="2.962cm" svg:x="21.081cm" svg:y="3.4cm">
          <draw:image xlink:href="Pictures/100002010000004100000070BF718E0FD0E9A4B3.png" xlink:type="simple" xlink:show="embed" xlink:actuate="onLoad">
            <text:p/>
          </draw:image>
        </draw:frame>
        <draw:frame draw:style-name="gr1" draw:text-style-name="P1" draw:layer="layout" svg:width="1.401cm" svg:height="2.962cm" svg:x="0.8cm" svg:y="20.438cm">
          <draw:image xlink:href="Pictures/1000020100000035000000703B3EDA73B7FAAD2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4.44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4.20001220703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3.554cm" fo:margin-bottom="0cm" fo:text-indent="0cm"/>
      <style:text-properties fo:font-size="248.69999694824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2.666cm" fo:margin-bottom="0cm" fo:text-indent="0cm"/>
      <style:text-properties fo:font-size="213.19999694824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776cm" fo:margin-bottom="0cm" fo:text-indent="0cm"/>
      <style:text-properties fo:font-size="177.60000610351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888cm" fo:margin-bottom="0cm" fo:text-indent="0cm"/>
      <style:text-properties fo:font-size="177.60000610351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888cm" fo:margin-bottom="0cm" fo:text-indent="0cm"/>
      <style:text-properties fo:font-size="177.60000610351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888cm" fo:margin-bottom="0cm" fo:text-indent="0cm"/>
      <style:text-properties fo:font-size="177.60000610351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888cm" fo:margin-bottom="0cm" fo:text-indent="0cm"/>
      <style:text-properties fo:font-size="177.60000610351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888cm" fo:margin-bottom="0cm" fo:text-indent="0cm"/>
      <style:text-properties fo:font-size="177.60000610351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40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1.514cm" svg:height="7.575cm" svg:x="4.742cm" svg:y="2.485cm"/>
      <draw:page-thumbnail draw:layer="backgroundobjects" svg:width="1.514cm" svg:height="7.575cm" svg:x="4.742cm" svg:y="11.061cm"/>
      <draw:page-thumbnail draw:layer="backgroundobjects" svg:width="1.514cm" svg:height="7.575cm" svg:x="4.742cm" svg:y="19.637cm"/>
      <draw:page-thumbnail draw:layer="backgroundobjects" svg:width="1.514cm" svg:height="7.575cm" svg:x="14.742cm" svg:y="2.485cm"/>
      <draw:page-thumbnail draw:layer="backgroundobjects" svg:width="1.514cm" svg:height="7.575cm" svg:x="14.742cm" svg:y="11.061cm"/>
      <draw:page-thumbnail draw:layer="backgroundobjects" svg:width="1.514cm" svg:height="7.575cm" svg:x="14.742cm" svg:y="19.637cm"/>
    </style:handout-master>
    <style:master-page style:name="Default" style:page-layout-name="PM1" draw:style-name="Mdp1">
      <draw:frame presentation:style-name="Default-title" draw:layer="backgroundobjects" svg:width="25.199cm" svg:height="23.368cm" svg:x="1.4cm" svg:y="5.582cm" presentation:class="title" presentation:placeholder="true">
        <draw:text-box/>
      </draw:frame>
      <draw:frame presentation:style-name="Default-outline1" draw:layer="backgroundobjects" svg:width="25.199cm" svg:height="81.192cm" svg:x="1.4cm" svg:y="32.754cm" presentation:class="outline" presentation:placeholder="true">
        <draw:text-box/>
      </draw:frame>
      <draw:frame presentation:style-name="Mpr1" draw:text-style-name="MP2" draw:layer="backgroundobjects" svg:width="6.523cm" svg:height="9.644cm" svg:x="1.4cm" svg:y="127.5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9.644cm" svg:x="9.576cm" svg:y="127.5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9.644cm" svg:x="20.076cm" svg:y="127.5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3T11:43:50.593214267</meta:creation-date>
    <dc:date>2019-06-13T11:59:23.076952949</dc:date>
    <meta:editing-duration>PT5M9S</meta:editing-duration>
    <meta:editing-cycles>1</meta:editing-cycles>
    <meta:document-statistic meta:object-count="60"/>
    <meta:generator>LibreOffice/6.0.7.3$Linux_X86_64 LibreOffice_project/00m0$Build-3</meta:generator>
  </office:meta>
</office:document-meta>
</file>